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C4000004389AB92FEC0A43EE09.png" manifest:media-type="image/png"/>
  <manifest:file-entry manifest:full-path="Pictures/10000000000004C400000438541355F0331F2A9E.png" manifest:media-type="image/png"/>
  <manifest:file-entry manifest:full-path="Pictures/10000000000004C4000004381A739597FAEF511D.png" manifest:media-type="image/png"/>
  <manifest:file-entry manifest:full-path="Pictures/10000000000004C4000004384130DF1F82099F0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7.881cm" svg:height="7.446cm" svg:x="7.1cm" svg:y="1.901cm">
          <draw:image xlink:href="Pictures/10000000000004C4000004381A739597FAEF511D.png" xlink:type="simple" xlink:show="embed" xlink:actuate="onLoad">
            <text:p/>
          </draw:image>
        </draw:frame>
        <draw:frame draw:style-name="gr1" draw:text-style-name="P1" draw:layer="layout" svg:width="7.881cm" svg:height="7.446cm" svg:x="15.119cm" svg:y="1.901cm">
          <draw:image xlink:href="Pictures/10000000000004C4000004384130DF1F82099F08.png" xlink:type="simple" xlink:show="embed" xlink:actuate="onLoad">
            <text:p/>
          </draw:image>
        </draw:frame>
        <draw:frame draw:style-name="gr1" draw:text-style-name="P1" draw:layer="layout" svg:width="7.88cm" svg:height="7.446cm" svg:x="7.115cm" svg:y="9.554cm">
          <draw:image xlink:href="Pictures/10000000000004C400000438541355F0331F2A9E.png" xlink:type="simple" xlink:show="embed" xlink:actuate="onLoad">
            <text:p/>
          </draw:image>
        </draw:frame>
        <draw:frame draw:style-name="gr1" draw:text-style-name="P1" draw:layer="layout" svg:width="7.881cm" svg:height="7.446cm" svg:x="15.119cm" svg:y="9.554cm">
          <draw:image xlink:href="Pictures/10000000000004C4000004389AB92FEC0A43EE09.png" xlink:type="simple" xlink:show="embed" xlink:actuate="onLoad">
            <text:p/>
          </draw:image>
        </draw:frame>
        <draw:frame draw:style-name="gr2" draw:text-style-name="P2" draw:layer="layout" svg:width="7.7cm" svg:height="1cm" svg:x="1.3cm" svg:y="19cm">
          <draw:text-box>
            <text:p>Conversión_extra(3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2T23:14:12.033056945</meta:creation-date>
    <dc:date>2020-05-12T23:17:46.373735778</dc:date>
    <meta:editing-duration>PT3M34S</meta:editing-duration>
    <meta:editing-cycles>1</meta:editing-cycles>
    <meta:document-statistic meta:object-count="5"/>
    <meta:generator>LibreOffice/6.0.7.3$Linux_X86_64 LibreOffice_project/00m0$Build-3</meta:generator>
  </office:meta>
</office:document-meta>
</file>